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itle"/>
    <style:style style:name="P2" style:family="paragraph" style:parent-style-name="Heading_20_1"/>
    <style:style style:name="P3" style:family="paragraph" style:parent-style-name="Heading_20_8">
      <style:paragraph-properties fo:margin-left="2cm" fo:text-indent="0cm" style:auto-text-indent="false"/>
    </style:style>
    <style:style style:name="P4" style:family="paragraph" style:parent-style-name="Text_20_body_20_indent">
      <style:paragraph-properties fo:margin-left="4.001cm" fo:text-indent="0cm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HIM Database Layer Design</text:p>
      <text:p text:style-name="Heading_20_1">Overview</text:p>
      <text:p text:style-name="Text_20_body">The WHIM database layer is being refactored to provide a centralized, flexible, and scalable approach to data management. It supports both local metadata storage (migrating from JSON to SQL) and access to remote WordPress site databases.</text:p>
      <text:p text:style-name="Heading_20_1">Directory Layout</text:p>
      <text:p text:style-name="Text_20_body">lib/dal/ ├── Connection.php # Handles a single database connection (host, user, password, db) ├── DatabaseManager.php # Coordinates multiple connections and provides access to DB features ├── Table/ # (Future) Table-specific abstractions (e.g., UsersTable, ProjectsTable) ├── Import/ # (Future) External host-specific import logic (e.g., BluehostImporter)</text:p>
      <text:p text:style-name="Heading_20_1">Constants</text:p>
      <text:p text:style-name="Text_20_body">Defined in bootstrap.php: define('DAL_DIR', LIB_DIR . 'dal/');</text:p>
      <text:p text:style-name="Heading_20_1">Components</text:p>
      <text:h text:style-name="P3" text:outline-level="8">Connection Class</text:h>
      <text:p text:style-name="P4">- Represents one active mysqli connection - Handles connection logic and error reporting - Encapsulates low-level operations like query(), prepare(), close()</text:p>
      <text:h text:style-name="P3" text:outline-level="8">Responsibilities:</text:h>
      <text:p text:style-name="P4">- Connect to a database with given credentials - Validate and reuse connection - Provide query execution and error handling</text:p>
      <text:h text:style-name="P3" text:outline-level="8">DatabaseManager Class</text:h>
      <text:p text:style-name="P4">- Acts as a registry and controller for all Connection instances - Maintains a map of named connections (e.g., 'default', 'remote1') - Provides static methods to: - connect(name, config) - getConnection(name) - query(sql, name) - close(name) / closeAll()</text:p>
      <text:h text:style-name="P3" text:outline-level="8">Future: Table Abstractions (lib/dal/Table/)</text:h>
      <text:p text:style-name="P4">- Each table gets a class: ProjectsTable, UsersTable, etc. - Methods like findById(), getAll(), insert(), etc.</text:p>
      <text:h text:style-name="P3" text:outline-level="8">Future: Importers (lib/dal/Import/)</text:h>
      <text:p text:style-name="P4">- External importers per hosting provider - Use Connection to pull in data - Map external structure to WHIM system</text:p>
      <text:p text:style-name="Heading_20_1">Migration Plan</text:p>
      <text:p text:style-name="Text_20_body">- [x] Remove project-specific DB credentials - [x] Define global DB in config.php - [x] Create Connection class - [x] Create DatabaseManager to use named Connection instances - [ ] Replace JSON-backed metadata with SQL-backed records - [ ] Add importers for remote WordPress site data - [ ] Build table abstraction layer</text:p>
      <text:p text:style-name="Heading_20_1">Usage Example</text:p>
      <text:p text:style-name="Text_20_body">DatabaseManager::connect(); $result = DatabaseManager::query("SELECT * FROM users"); while ($row = $result-&gt;fetch_assoc()) { print_r($row); } DatabaseManager::close();</text:p>
      <text:p text:style-name="Text_20_body"><text:soft-page-break/>*This document should be updated regularly as the WHIM DAL evolves.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CA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margin-left="0.499cm" fo:margin-top="0.199cm" fo:margin-bottom="0.199cm" style:contextual-spacing="false"/>
      <style:text-properties fo:font-size="11pt"/>
    </style:style>
    <style:style style:name="Heading_20_1" style:display-name="Heading 1" style:family="paragraph" style:next-style-name="Text_20_body" style:class="text">
      <style:text-properties fo:font-size="16pt" fo:font-weight="bold"/>
    </style:style>
    <style:style style:name="Heading_20_2" style:display-name="Heading 2" style:family="paragraph" style:next-style-name="Text_20_body" style:class="text">
      <style:text-properties fo:color="#003366" loext:opacity="100%" fo:font-size="14pt" fo:font-weight="bold"/>
    </style:style>
    <style:style style:name="Heading_20_3" style:display-name="Heading 3" style:family="paragraph" style:next-style-name="Text_20_body" style:class="text">
      <style:text-properties fo:color="#005599" loext:opacity="100%" fo:font-size="12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5-02T14:53:18.661582646</dc:date>
    <meta:editing-duration>PT7M40S</meta:editing-duration>
    <meta:editing-cycles>1</meta:editing-cycles>
    <meta:document-statistic meta:table-count="0" meta:image-count="0" meta:object-count="0" meta:page-count="2" meta:paragraph-count="23" meta:word-count="306" meta:character-count="2195" meta:non-whitespace-character-count="1912"/>
  </office:meta>
</office:document-meta>
</file>